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hatch" draw:fill-hatch-name="Hatching_20_1" draw:fill-hatch-solid="fals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05cm" draw:marker-end-width="0.0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000000" draw:fill="solid" draw:fill-color="#000000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1cm" draw:marker-start-width="0.0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2cm" svg:stroke-color="#000000" draw:fill="none" draw:fill-color="#ffffff" fo:min-height="0.423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0.442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fill="none" draw:fill-color="#ffffff" fo:min-height="0.493cm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000000" draw:marker-start-width="0.15cm" draw:marker-end-width="0.1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4.297cm" svg:height="1.332cm" svg:x="3.087cm" svg:y="2.923cm" svg:viewBox="0 0 4298 1333" draw:points="0,667 537,667 1074,0 1612,1333 2149,0 2686,1333 3223,33 3760,667 4298,667">
          <text:p/>
        </draw:polyline>
        <draw:custom-shape draw:style-name="gr2" draw:text-style-name="P1" draw:layer="layout" svg:width="0.895cm" svg:height="3.581cm" svg:x="1.254cm" svg:y="1.7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49cm" svg:y1="1.754cm" svg:x2="2.149cm" svg:y2="5.335cm">
          <text:p/>
        </draw:line>
        <draw:line draw:style-name="gr4" draw:text-style-name="P1" draw:layer="layout" svg:x1="2.149cm" svg:y1="3.544cm" svg:x2="3.044cm" svg:y2="3.544cm">
          <text:p/>
        </draw:line>
        <draw:custom-shape draw:style-name="gr5" draw:text-style-name="P1" draw:layer="layout" svg:width="0.358cm" svg:height="0.447cm" svg:x="2.866cm" svg:y="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58cm" svg:height="0.448cm" svg:x="11.73cm" svg:y="3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58cm" svg:height="0.447cm" svg:x="7.27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58cm" svg:height="0.448cm" svg:x="16.242cm" svg:y="3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6.385cm" svg:y1="3.563cm" svg:x2="19.161cm" svg:y2="3.563cm">
          <text:p/>
        </draw:line>
        <draw:frame draw:style-name="gr7" draw:text-style-name="P2" draw:layer="layout" svg:width="0.716cm" svg:height="1.238cm" svg:x="2.487cm" svg:y="2.091cm">
          <draw:text-box>
            <text:p text:style-name="P2">1</text:p>
          </draw:text-box>
        </draw:frame>
        <draw:frame draw:style-name="gr8" draw:text-style-name="P2" draw:layer="layout" svg:width="0.716cm" svg:height="1.238cm" svg:x="6.906cm" svg:y="2.094cm">
          <draw:text-box>
            <text:p text:style-name="P2">2</text:p>
          </draw:text-box>
        </draw:frame>
        <draw:frame draw:style-name="gr7" draw:text-style-name="P2" draw:layer="layout" svg:width="0.717cm" svg:height="1.238cm" svg:x="11.331cm" svg:y="2.232cm">
          <draw:text-box>
            <text:p text:style-name="P2">3</text:p>
          </draw:text-box>
        </draw:frame>
        <draw:frame draw:style-name="gr9" draw:text-style-name="P2" draw:layer="layout" svg:width="0.717cm" svg:height="1.238cm" svg:x="15.827cm" svg:y="2.222cm">
          <draw:text-box>
            <text:p text:style-name="P2">4</text:p>
          </draw:text-box>
        </draw:frame>
        <draw:polyline draw:style-name="gr1" draw:text-style-name="P1" draw:layer="layout" svg:width="4.297cm" svg:height="1.332cm" svg:x="7.529cm" svg:y="2.924cm" svg:viewBox="0 0 4298 1333" draw:points="0,667 537,667 1074,0 1612,1333 2149,0 2686,1333 3223,33 3760,667 4298,667">
          <text:p/>
        </draw:polyline>
        <draw:polyline draw:style-name="gr1" draw:text-style-name="P1" draw:layer="layout" svg:width="4.297cm" svg:height="1.332cm" svg:x="12.04cm" svg:y="2.925cm" svg:viewBox="0 0 4298 1333" draw:points="0,667 537,667 1074,0 1612,1333 2149,0 2686,1333 3223,33 3760,667 4298,667">
          <text:p/>
        </draw:polyline>
        <draw:custom-shape draw:style-name="gr10" draw:text-style-name="P3" draw:layer="layout" svg:width="0.985cm" svg:height="0.895cm" svg:x="4.656cm" svg:y="1.6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985cm" svg:height="0.895cm" svg:x="9.402cm" svg:y="1.6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985cm" svg:height="0.895cm" svg:x="13.878cm" svg:y="1.63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1.145cm" svg:height="1.256cm" svg:x="18.653cm" svg:y="2.28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000000" draw:distance="0.4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ano Forti</meta:initial-creator>
    <meta:creation-date>2012-10-30T18:20:50</meta:creation-date>
    <dc:date>2012-10-30T20:10:55</dc:date>
    <dc:creator>Mariano Forti</dc:creator>
    <meta:editing-duration>PT1H16M36S</meta:editing-duration>
    <meta:editing-cycles>1</meta:editing-cycles>
    <meta:document-statistic meta:object-count="19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sub>
        <mo stretchy="false">δ</mo>
        <mi>o</mi>
      </msub>
    </mrow>
    <annotation encoding="StarMath 5.0">%delta _o</annotation>
  </semantics>
</math>
</file>